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83cm" fo:margin-left="0cm" fo:margin-top="0cm" fo:margin-bottom="0cm" table:align="left" style:writing-mode="lr-tb"/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7.9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abeçalho_20_Capítulo">
      <style:paragraph-properties fo:line-height="150%"/>
    </style:style>
    <style:style style:name="P3" style:family="paragraph" style:parent-style-name="Cabeçalho_20_Capítulo">
      <style:paragraph-properties fo:line-height="150%" fo:break-before="page"/>
    </style:style>
    <style:style style:name="P4" style:family="paragraph" style:parent-style-name="Contents_20_2">
      <style:text-properties fo:font-size="10pt" style:font-size-asian="10pt" style:font-name-complex="Times New Roman1" style:font-size-complex="10pt"/>
    </style:style>
    <style:style style:name="P5" style:family="paragraph" style:parent-style-name="Standard">
      <style:text-properties style:font-name-complex="Times New Roman1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048629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00%" fo:text-indent="0cm" style:auto-text-indent="false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08cd41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-complex="Times New Roman1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style:font-name-complex="Times New Roman1" style:font-size-complex="12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paragraph-rsid="00048629" style:font-size-asian="16pt" style:font-size-complex="16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048629" officeooo:paragraph-rsid="00048629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alibri2" fo:font-size="8.5pt" officeooo:rsid="00254e64" officeooo:paragraph-rsid="00048629" style:font-size-asian="8.5pt" style:font-size-complex="8.5pt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style:font-name-complex="Times New Roman1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22" style:family="paragraph" style:parent-style-name="Standard">
      <style:paragraph-properties fo:margin-left="7.001cm" fo:margin-right="0cm" fo:line-height="100%" fo:text-indent="0cm" style:auto-text-indent="false"/>
    </style:style>
    <style:style style:name="P23" style:family="paragraph" style:parent-style-name="Standard">
      <style:paragraph-properties fo:margin-left="7.001cm" fo:margin-right="0cm" fo:text-indent="0cm" style:auto-text-indent="false"/>
      <style:text-properties style:font-name-complex="Times New Roman1" style:font-size-complex="12pt"/>
    </style:style>
    <style:style style:name="P24" style:family="paragraph" style:parent-style-name="Standard">
      <style:paragraph-properties fo:margin-left="8.001cm" fo:margin-right="0cm" fo:text-indent="0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48629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paragraph-rsid="00048629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rsid="001e3c76" officeooo:paragraph-rsid="00048629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rsid="00202057" officeooo:paragraph-rsid="00048629" style:font-size-asian="12pt" style:font-name-complex="Times New Roman1" style:font-size-complex="12pt"/>
    </style:style>
    <style:style style:name="P29" style:family="paragraph" style:parent-style-name="Cabeçalho_20_Capítulo">
      <style:paragraph-properties fo:line-height="150%"/>
      <style:text-properties style:font-name-complex="Times New Roman1" style:font-size-complex="12pt"/>
    </style:style>
    <style:style style:name="P30" style:family="paragraph" style:parent-style-name="Cabeçalho_20_Capítulo">
      <style:paragraph-properties fo:line-height="150%" fo:break-before="page"/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Standard" style:master-page-name="Standard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4pt" fo:language="pt" fo:country="BR" officeooo:rsid="000b8293" officeooo:paragraph-rsid="00048629" style:font-name-asian="Times New Roman" style:font-size-asian="14pt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-complex="Times New Roman1" style:font-size-complex="12pt"/>
    </style:style>
    <style:style style:name="P37" style:family="paragraph" style:parent-style-name="Standard">
      <style:paragraph-properties fo:margin-left="0cm" fo:margin-right="0cm" fo:line-height="200%" fo:text-align="center" style:justify-single-word="false" fo:text-indent="0cm" style:auto-text-indent="false" fo:break-before="page"/>
      <style:text-properties fo:font-size="14pt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.212cm" fo:margin-bottom="0.212cm" loext:contextual-spacing="false" fo:text-indent="0cm" style:auto-text-indent="false"/>
      <style:text-properties style:font-name-complex="Times New Roman1"/>
    </style:style>
    <style:style style:name="P39" style:family="paragraph" style:parent-style-name="Standard">
      <style:paragraph-properties fo:line-height="150%"/>
      <style:text-properties officeooo:paragraph-rsid="000e9a0e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48629"/>
    </style:style>
    <style:style style:name="P41" style:family="paragraph" style:parent-style-name="Text_20_body">
      <style:paragraph-properties fo:line-height="150%"/>
      <style:text-properties officeooo:paragraph-rsid="000ce929"/>
    </style:style>
    <style:style style:name="P42" style:family="paragraph" style:parent-style-name="Text_20_body">
      <style:paragraph-properties fo:line-height="150%"/>
      <style:text-properties officeooo:paragraph-rsid="000e9a0e"/>
    </style:style>
    <style:style style:name="P43" style:family="paragraph" style:parent-style-name="Title" style:master-page-name="Converted11">
      <style:paragraph-properties fo:line-height="150%" style:page-number="auto"/>
    </style:style>
    <style:style style:name="P44" style:family="paragraph" style:parent-style-name="Title" style:master-page-name="Converted2">
      <style:paragraph-properties fo:line-height="150%" fo:text-align="start" style:justify-single-word="false" style:page-number="auto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officeooo:rsid="00048629" style:font-size-asian="14pt" style:font-name-complex="Times New Roman1" style:font-size-complex="14pt"/>
    </style:style>
    <style:style style:name="T3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fo:font-size="16pt" fo:font-weight="bold" officeooo:rsid="00048629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-complex="Times New Roman1"/>
    </style:style>
    <style:style style:name="T7" style:family="text">
      <style:text-properties style:font-name-complex="Times New Roman1" style:font-size-complex="12pt"/>
    </style:style>
    <style:style style:name="T8" style:family="text">
      <style:text-properties officeooo:rsid="000dada3" style:font-name-complex="Times New Roman1" style:font-size-complex="12pt"/>
    </style:style>
    <style:style style:name="T9" style:family="text">
      <style:text-properties officeooo:rsid="000e6ef5" style:font-name-complex="Times New Roman1" style:font-size-complex="12pt"/>
    </style:style>
    <style:style style:name="T10" style:family="text">
      <style:text-properties officeooo:rsid="000fb5d1" style:font-name-complex="Times New Roman1" style:font-size-complex="12pt"/>
    </style:style>
    <style:style style:name="T11" style:family="text">
      <style:text-properties officeooo:rsid="0010db44" style:font-name-complex="Times New Roman1" style:font-size-complex="12pt"/>
    </style:style>
    <style:style style:name="T12" style:family="text">
      <style:text-properties officeooo:rsid="0011ee39" style:font-name-complex="Times New Roman1" style:font-size-complex="12pt"/>
    </style:style>
    <style:style style:name="T13" style:family="text">
      <style:text-properties officeooo:rsid="00052fba" style:font-name-complex="Times New Roman1" style:font-size-complex="12pt"/>
    </style:style>
    <style:style style:name="T14" style:family="text">
      <style:text-properties officeooo:rsid="0008cd41" style:font-name-complex="Times New Roman1" style:font-size-complex="12pt"/>
    </style:style>
    <style:style style:name="T15" style:family="text">
      <style:text-properties officeooo:rsid="00048629" style:font-name-complex="Times New Roman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bca5" style:font-style-asian="italic" style:font-style-complex="italic"/>
    </style:style>
    <style:style style:name="T18" style:family="text">
      <style:text-properties fo:font-style="italic" officeooo:rsid="00281b90" style:font-style-asian="italic" style:font-style-complex="italic"/>
    </style:style>
    <style:style style:name="T19" style:family="text">
      <style:text-properties fo:font-style="italic" officeooo:rsid="001cc22e" style:font-style-asian="italic" style:font-style-complex="italic"/>
    </style:style>
    <style:style style:name="T20" style:family="text">
      <style:text-properties fo:font-style="italic" officeooo:rsid="001e3c76" style:font-style-asian="italic" style:font-style-complex="italic"/>
    </style:style>
    <style:style style:name="T21" style:family="text">
      <style:text-properties fo:font-style="italic" officeooo:rsid="0008cd41" style:font-style-asian="italic" style:font-name-complex="Times New Roman1" style:font-size-complex="12pt" style:font-style-complex="italic"/>
    </style:style>
    <style:style style:name="T22" style:family="text">
      <style:text-properties fo:font-weight="bold" style:font-weight-asian="bold" style:font-name-complex="Times New Roman1" style:font-size-complex="12pt" style:font-weight-complex="bold"/>
    </style:style>
    <style:style style:name="T23" style:family="text">
      <style:text-properties fo:font-weight="bold" officeooo:rsid="000c792b" style:font-weight-asian="bold" style:font-weight-complex="bold"/>
    </style:style>
    <style:style style:name="T24" style:family="text">
      <style:text-properties fo:font-weight="bold" officeooo:rsid="000ce929" style:font-weight-asian="bold" style:font-weight-complex="bold"/>
    </style:style>
    <style:style style:name="T25" style:family="text">
      <style:text-properties style:font-name="Times New Roman" fo:font-size="12pt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048629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0596e5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08cd41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202057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052fba" style:font-size-asian="12pt"/>
    </style:style>
    <style:style style:name="T31" style:family="text">
      <style:text-properties style:font-name="Times New Roman" fo:font-size="12pt" fo:font-style="italic" officeooo:rsid="00052fba" style:font-size-asian="12pt" style:font-style-asian="italic" style:font-style-complex="italic"/>
    </style:style>
    <style:style style:name="T32" style:family="text">
      <style:text-properties style:font-name="Times New Roman" fo:font-size="12pt" fo:font-style="italic" officeooo:rsid="0014f596" style:font-size-asian="12pt" style:font-style-asian="italic" style:font-name-complex="Times New Roman1" style:font-size-complex="12pt" style:font-style-complex="italic"/>
    </style:style>
    <style:style style:name="T33" style:family="text">
      <style:text-properties style:font-name="Times New Roman" fo:font-size="12pt" fo:font-style="italic" officeooo:rsid="0012f84a" style:font-size-asian="12pt" style:font-style-asian="italic" style:font-name-complex="Times New Roman1" style:font-size-complex="12pt" style:font-style-complex="italic"/>
    </style:style>
    <style:style style:name="T34" style:family="text">
      <style:text-properties style:font-name="Times New Roman" fo:font-size="12pt" fo:font-style="normal" officeooo:rsid="00052fba" style:font-size-asian="12pt" style:font-style-asian="normal" style:font-style-complex="normal"/>
    </style:style>
    <style:style style:name="T35" style:family="text">
      <style:text-properties style:font-name="Times New Roman" fo:font-size="12pt" fo:font-style="normal" officeooo:rsid="0014f596" style:font-size-asian="12pt" style:font-style-asian="normal" style:font-name-complex="Times New Roman1" style:font-size-complex="12pt" style:font-style-complex="normal"/>
    </style:style>
    <style:style style:name="T36" style:family="text">
      <style:text-properties style:font-name="Times New Roman" fo:font-size="12pt" fo:font-style="normal" officeooo:rsid="0012f84a" style:font-size-asian="12pt" style:font-style-asian="normal" style:font-name-complex="Times New Roman1" style:font-size-complex="12pt" style:font-style-complex="normal"/>
    </style:style>
    <style:style style:name="T37" style:family="text">
      <style:text-properties style:font-name="Times New Roman" fo:font-size="12pt" fo:font-style="normal" officeooo:rsid="0008cd41" style:font-size-asian="12pt" style:font-style-asian="normal" style:font-name-complex="Times New Roman1" style:font-size-complex="12pt" style:font-style-complex="normal"/>
    </style:style>
    <style:style style:name="T38" style:family="text">
      <style:text-properties style:font-name="Times New Roman" fo:font-size="12pt" fo:font-weight="normal" officeooo:rsid="00202057" style:font-size-asian="12pt" style:font-weight-asian="normal" style:font-name-complex="Times New Roman1" style:font-size-complex="12pt"/>
    </style:style>
    <style:style style:name="T39" style:family="text">
      <style:text-properties style:font-name="Times New Roman" fo:font-size="12pt" fo:font-weight="normal" officeooo:rsid="0008cd41" style:font-size-asian="12pt" style:font-weight-asian="normal" style:font-name-complex="Times New Roman1" style:font-size-complex="12pt"/>
    </style:style>
    <style:style style:name="T40" style:family="text">
      <style:text-properties style:font-name="Times New Roman" fo:font-size="12pt" fo:font-weight="normal" officeooo:rsid="000ce929" style:font-size-asian="12pt" style:font-weight-asian="normal" style:font-weight-complex="normal"/>
    </style:style>
    <style:style style:name="T41" style:family="text">
      <style:text-properties style:font-name="Times New Roman" fo:font-size="12pt" fo:font-weight="bold" officeooo:rsid="000ce929" style:font-size-asian="12pt" style:font-weight-asian="bold" style:font-weight-complex="bold"/>
    </style:style>
    <style:style style:name="T42" style:family="text">
      <style:text-properties style:use-window-font-color="true" style:font-name="Times New Roman" fo:language="pt" fo:country="BR" fo:font-style="italic" fo:font-weight="bold" officeooo:rsid="000b8293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43" style:family="text">
      <style:text-properties style:use-window-font-color="true" style:font-name="Times New Roman" fo:language="pt" fo:country="BR" fo:font-weight="bold" officeooo:rsid="000b8293" style:font-name-asian="Times New Roman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style:font-name="Times New Roman" fo:font-size="12pt" fo:language="pt" fo:country="BR" officeooo:rsid="000bcc04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Times New Roman" fo:font-size="12pt" fo:language="pt" fo:country="BR" officeooo:rsid="000dada3" style:font-name-asian="Times New Roman" style:font-size-asian="12pt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Times New Roman" fo:font-size="12pt" fo:language="pt" fo:country="BR" officeooo:rsid="000e6ef5" style:font-name-asian="Times New Roman" style:font-size-asian="12pt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Times New Roman" fo:font-size="12pt" fo:language="pt" fo:country="BR" officeooo:rsid="00052fba" style:font-name-asian="Times New Roman" style:font-size-asian="12pt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Times New Roman" fo:font-size="12pt" fo:language="pt" fo:country="BR" fo:font-style="italic" officeooo:rsid="000bcc0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49" style:family="text">
      <style:text-properties style:use-window-font-color="true" style:font-name="Times New Roman" fo:font-size="12pt" fo:language="pt" fo:country="BR" fo:font-style="normal" officeooo:rsid="000bcc0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Times New Roman" fo:font-size="12pt" fo:language="pt" fo:country="BR" fo:font-style="normal" officeooo:rsid="00052fb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Times New Roman" fo:font-size="12pt" fo:language="pt" fo:country="BR" fo:font-style="normal" officeooo:rsid="0012f84a" style:font-name-asian="Times New Roman" style:font-size-asian="12pt" style:font-style-asian="normal" style:font-name-complex="Times New Roman1" style:font-size-complex="12pt" style:language-complex="ar" style:country-complex="SA" style:font-style-complex="normal"/>
    </style:style>
    <style:style style:name="T52" style:family="text">
      <style:text-properties style:use-window-font-color="true" style:font-name="Times New Roman" fo:font-size="12pt" fo:language="pt" fo:country="BR" fo:font-style="normal" officeooo:rsid="0014f596" style:font-name-asian="Times New Roman" style:font-size-asian="12pt" style:font-style-asian="normal" style:font-name-complex="Times New Roman1" style:font-size-complex="12pt" style:language-complex="ar" style:country-complex="SA" style:font-style-complex="normal"/>
    </style:style>
    <style:style style:name="T53" style:family="text">
      <style:text-properties style:use-window-font-color="true" fo:language="pt" fo:country="PT" fo:font-style="normal" officeooo:rsid="0014f596" style:font-name-asian="Times New Roman" style:font-style-asian="normal" style:language-complex="ar" style:country-complex="SA" style:font-style-complex="normal"/>
    </style:style>
    <style:style style:name="T54" style:family="text">
      <style:text-properties style:use-window-font-color="true" fo:language="pt" fo:country="BR" fo:font-style="normal" officeooo:rsid="0015c7d8" style:font-name-asian="Times New Roman" style:font-style-asian="normal" style:language-complex="ar" style:country-complex="SA" style:font-style-complex="normal"/>
    </style:style>
    <style:style style:name="T55" style:family="text">
      <style:text-properties officeooo:rsid="00048629"/>
    </style:style>
    <style:style style:name="T56" style:family="text">
      <style:text-properties officeooo:rsid="00207041"/>
    </style:style>
    <style:style style:name="T57" style:family="text">
      <style:text-properties officeooo:rsid="00052fba"/>
    </style:style>
    <style:style style:name="T58" style:family="text">
      <style:text-properties fo:font-style="normal" officeooo:rsid="001ae673" style:font-style-asian="normal" style:font-style-complex="normal"/>
    </style:style>
    <style:style style:name="T59" style:family="text">
      <style:text-properties fo:font-style="normal" officeooo:rsid="001b8c42" style:font-style-asian="normal" style:font-style-complex="normal"/>
    </style:style>
    <style:style style:name="T60" style:family="text">
      <style:text-properties fo:font-style="normal" officeooo:rsid="0023bca5" style:font-style-asian="normal" style:font-style-complex="normal"/>
    </style:style>
    <style:style style:name="T61" style:family="text">
      <style:text-properties fo:font-style="normal" officeooo:rsid="00254e64" style:font-style-asian="normal" style:font-style-complex="normal"/>
    </style:style>
    <style:style style:name="T62" style:family="text">
      <style:text-properties fo:font-style="normal" officeooo:rsid="001cc22e" style:font-style-asian="normal" style:font-style-complex="normal"/>
    </style:style>
    <style:style style:name="T63" style:family="text">
      <style:text-properties fo:font-style="normal" officeooo:rsid="0015c7d8" style:font-style-asian="normal" style:font-style-complex="normal"/>
    </style:style>
    <style:style style:name="T64" style:family="text">
      <style:text-properties fo:font-style="normal" officeooo:rsid="001e3c76" style:font-style-asian="normal" style:font-style-complex="normal"/>
    </style:style>
    <style:style style:name="T65" style:family="text">
      <style:text-properties fo:font-style="normal" officeooo:rsid="00281b90" style:font-style-asian="normal" style:font-style-complex="normal"/>
    </style:style>
    <style:style style:name="T66" style:family="text">
      <style:text-properties fo:font-style="normal" officeooo:rsid="0008cd41" style:font-style-asian="normal" style:font-name-complex="Times New Roman1" style:font-size-complex="12pt" style:font-style-complex="normal"/>
    </style:style>
    <style:style style:name="T67" style:family="text">
      <style:text-properties officeooo:rsid="001ae673"/>
    </style:style>
    <style:style style:name="T68" style:family="text">
      <style:text-properties officeooo:rsid="0023bca5"/>
    </style:style>
    <style:style style:name="T69" style:family="text">
      <style:text-properties fo:language="pt" fo:country="PT" fo:font-style="italic" officeooo:rsid="00254e64" style:font-style-asian="italic" style:font-style-complex="italic"/>
    </style:style>
    <style:style style:name="T70" style:family="text">
      <style:text-properties fo:language="pt" fo:country="PT" fo:font-style="normal" officeooo:rsid="00254e64" style:font-style-asian="normal" style:font-style-complex="normal"/>
    </style:style>
    <style:style style:name="T71" style:family="text">
      <style:text-properties fo:language="pt" fo:country="PT" fo:font-style="normal" officeooo:rsid="0014f596" style:font-style-asian="normal" style:font-style-complex="normal"/>
    </style:style>
    <style:style style:name="T72" style:family="text">
      <style:text-properties fo:language="pt" fo:country="PT" fo:font-style="normal" officeooo:rsid="0012f84a" style:font-style-asian="normal" style:font-style-complex="normal"/>
    </style:style>
    <style:style style:name="T73" style:family="text">
      <style:text-properties fo:language="pt" fo:country="PT" fo:font-style="normal" officeooo:rsid="00258446" style:font-style-asian="normal" style:font-style-complex="normal"/>
    </style:style>
    <style:style style:name="T74" style:family="text">
      <style:text-properties fo:language="pt" fo:country="PT" fo:font-style="normal" officeooo:rsid="00269deb" style:font-style-asian="normal" style:font-style-complex="normal"/>
    </style:style>
    <style:style style:name="T75" style:family="text">
      <style:text-properties officeooo:rsid="0029ff6b"/>
    </style:style>
    <style:style style:name="T76" style:family="text">
      <style:text-properties officeooo:rsid="00202057"/>
    </style:style>
    <style:style style:name="T77" style:family="text">
      <style:text-properties fo:font-weight="normal" officeooo:rsid="000ce929" style:font-weight-asian="normal" style:font-weight-complex="normal"/>
    </style:style>
    <style:style style:name="T78" style:family="text">
      <style:text-properties fo:font-weight="normal" officeooo:rsid="000c792b" style:font-weight-asian="normal" style:font-weight-complex="normal"/>
    </style:style>
    <style:style style:name="T79" style:family="text">
      <style:text-properties fo:font-weight="normal" officeooo:rsid="000e9a0e" style:font-weight-asian="normal" style:font-weight-complex="normal"/>
    </style:style>
    <style:style style:name="T80" style:family="text">
      <style:text-properties officeooo:rsid="000ce9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Quadro"/>
      </text:sequence-decls>
      <text:p text:style-name="P32">CENTRO ESTADUAL DE EDUCAÇÃO TECNOLOGIA PAULA SOUZA</text:p>
      <text:p text:style-name="P33">FACULDADE DE TECNOLOGIA DE INDAIATUBA</text:p>
      <text:p text:style-name="P33">DR. ARCHIMEDES LAMMOGLIA</text:p>
      <text:p text:style-name="P7"/>
      <text:p text:style-name="P7"/>
      <text:p text:style-name="P7"/>
      <text:p text:style-name="P7"/>
      <text:p text:style-name="P35">João Pedro Rodrigues Prates Braz</text:p>
      <text:p text:style-name="P7"/>
      <text:p text:style-name="P7"/>
      <text:p text:style-name="P7"/>
      <text:p text:style-name="P7"/>
      <text:p text:style-name="P16"><text:span text:style-name="T43">Plataforma digital de aprendizagem focada em indivíduos adeptos da cultura </text:span><text:span text:style-name="T42">maker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Indaiatuba</text:p>
      <text:p text:style-name="P11"><text:span text:style-name="T1">Maio de 202</text:span><text:span text:style-name="T2">1</text:span></text:p>
      <text:p text:style-name="P37">CENTRO ESTADUAL DE EDUCAÇÃO TECNOLOGIA PAULA SOUZA</text:p>
      <text:p text:style-name="P33">FACULDADE DE TECNOLOGIA DE INDAIATUBA</text:p>
      <text:p text:style-name="P33">DR. ARCHIMEDES LAMMOGLIA</text:p>
      <text:p text:style-name="P7"/>
      <text:p text:style-name="P7"/>
      <text:p text:style-name="P9"/>
      <text:p text:style-name="P7"/>
      <text:p text:style-name="P35">João Pedro Rodrigues Prates Braz</text:p>
      <text:p text:style-name="P7"/>
      <text:p text:style-name="P7"/>
      <text:p text:style-name="P7"/>
      <text:p text:style-name="P7"/>
      <text:p text:style-name="P16"><text:span text:style-name="T43">Plataforma digital de aprendizagem focada em indivíduos adeptos da cultura </text:span><text:span text:style-name="T42">maker</text:span></text:p>
      <text:p text:style-name="P8"/>
      <text:p text:style-name="P22"><text:span text:style-name="T7">Trabalho de Graduação apresentado por </text:span><text:span text:style-name="T26">João Pedro Rodrigues Prates Braz</text:span><text:span text:style-name="T7"> como pré-requisito para a conclusão do Curso Superior de Tecnologia em Gestão Empresarial, da Faculdade de Tecnologia de Indaiatuba, elaborado sob a orientação do Prof. Esp. José William Pinto Gomes</text:span></text:p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34">Indaiatuba</text:p>
      <text:p text:style-name="P11"><text:span text:style-name="T1">Maio de 202</text:span><text:span text:style-name="T2">1</text:span></text:p>
      <text:p text:style-name="P37">CENTRO ESTADUAL DE EDUCAÇÃO TECNOLOGIA PAULA SOUZA</text:p>
      <text:p text:style-name="P33">FACULDADE DE TECNOLOGIA DE INDAIATUBA</text:p>
      <text:p text:style-name="P33">DR. ARCHIMEDES LAMMOGLIA</text:p>
      <text:p text:style-name="P7"/>
      <text:p text:style-name="P7"/>
      <text:p text:style-name="P9"/>
      <text:p text:style-name="P7"/>
      <text:p text:style-name="P17">João Pedro Rodrigues Prates Braz</text:p>
      <text:p text:style-name="P7"/>
      <text:p text:style-name="P7"/>
      <text:p text:style-name="P7"/>
      <text:p text:style-name="P7"/>
      <text:p text:style-name="P13"><text:span text:style-name="T4">Banca Avaliadora: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Prof. Esp. José William Pinto Gomes</text:p>
          </table:table-cell>
          <table:table-cell table:style-name="Table1.A1" office:value-type="string">
            <text:p text:style-name="P38">Orientador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6">Data da defesa</text:span><text:span text:style-name="T15">:</text:span></text:p>
      <text:p text:style-name="P3">AGRADECIMENTOS </text:p>
      <text:p text:style-name="P2"/>
      <text:p text:style-name="P2"/>
      <text:p text:style-name="Standard">A todos que participaram, direta ou indiretamente do desenvolvimento deste trabalho de pesquisa, enriquecendo o meu processo de aprendizado.</text:p>
      <text:p text:style-name="P14"/>
      <text:p text:style-name="P14"/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“Toda ação humana, quer se torne positiva ou negativa, precisa depender de motivação.” </text:p>
      <text:p text:style-name="P24">(Dalai Lama)</text:p>
      <text:p text:style-name="P14"/>
      <text:p text:style-name="P3">RESUMO</text:p>
      <text:p text:style-name="P2"/>
      <text:p text:style-name="P2"/>
      <text:p text:style-name="P12">O movimento DIY, apesar de ser um term<text:span text:style-name="T57">o relativamente </text:span><text:span text:style-name="T30">recente, é algo enraizado no cotidiano brasileiro</text:span>. O setor de tecnologia também <text:span text:style-name="T30">dispõe de sua parte do movimento DIY, relativamente nova, o chamado movimento/cultura </text:span><text:span text:style-name="T31">maker</text:span><text:span text:style-name="T34">. </text:span><text:span text:style-name="T44">Indivíduos adeptos da cultura </text:span><text:span text:style-name="T48">maker</text:span><text:span text:style-name="T44">, </text:span><text:span text:style-name="T47">principalmente os recém-ingressado</text:span><text:span text:style-name="T48">, </text:span><text:span text:style-name="T49">se beneficiariam </text:span><text:span text:style-name="T50">grandemente</text:span><text:span text:style-name="T49"> em ter </text:span><text:span text:style-name="T50">um meio de compartilhamento de experiências especializado</text:span><text:span text:style-name="T49">. </text:span><text:span text:style-name="T7">Assim, este trabalho tem como </text:span><text:span text:style-name="T8">objetivo </text:span><text:span text:style-name="T45">gerar e exercitar diferentes modelos de </text:span><text:span text:style-name="T47">compartilhamento digital de ditas experiências, soluções semelhantes a plataformas digitais</text:span><text:span text:style-name="T45">. </text:span><text:span text:style-name="T7">Na fundamentação teórica são apresentados </text:span><text:span text:style-name="T46">os conceitos-chaves essenciais para o bom funcionamento da plataforma, </text:span><text:span text:style-name="T47">as m</text:span><text:span text:style-name="T46">aneiras eficazes de permitir a partilha de conhecimento entre os usuários </text:span><text:span text:style-name="T47">e os m</text:span><text:span text:style-name="T46">odelos de monetização da plataforma para os envolvidos em sua hospedagem e manutenção. Tais conceitos </text:span><text:span text:style-name="T7">sustentam a pesquisa </text:span><text:span text:style-name="T9">e são </text:span><text:span text:style-name="T7">ancorados em práticas de pesquisas apresentadas em </text:span><text:span text:style-name="T10">outros trabalhos semelhantes, </text:span><text:span text:style-name="T13">como o de </text:span><text:span text:style-name="T11">Souza </text:span><text:span text:style-name="T12">e</text:span><text:span text:style-name="T10"> Rocha </text:span><text:span text:style-name="T12">(</text:span><text:span text:style-name="T10">2018), </text:span><text:span text:style-name="T13">que detalha </text:span><text:span text:style-name="T27">o impacto da educação digital no aprendizado e o de Munzel e Werner (2013) que, apesar de se referir ao impacto do compartilhamento de experiências nas redes sociais da perspectiva do marketing, concluí que o compartilhamento, em primeiro lugar, ajuda os indivíduos a entenderem melhores suas experiências</text:span><text:span text:style-name="T14">. </text:span><text:span text:style-name="T7">Para alcançar os objetivos propostos, </text:span><text:span text:style-name="T14">será feita uma c</text:span><text:span text:style-name="T29">oleta de requisitos, </text:span><text:span text:style-name="T28">no formato de um formulário online visando entender </text:span><text:span text:style-name="T29">como e para que finalidade o</text:span><text:span text:style-name="T28"> público-alvo usaria </text:span><text:span text:style-name="T29">a plataforma. </text:span><text:span text:style-name="T28">Além de um</text:span><text:span text:style-name="T29">a prova de conceito da plataforma, usando como base os requisitos coletados, </text:span><text:span text:style-name="T28">que, por fim, </text:span><text:span text:style-name="T38">será apresentado para uma gama de pessoas </text:span><text:span text:style-name="T39">visando</text:span><text:span text:style-name="T38"> valida</text:span><text:span text:style-name="T39">ção</text:span><text:span text:style-name="T38">, analisando se o objetivo do projeto foi endereçado satisfatoriamente e se as hipóteses foram concluídas.</text:span><text:span text:style-name="T7"> Assim, </text:span><text:span text:style-name="T14">espera-se resultados que demonstrem um impacto positivo no aprendizado e compartilhamento de experiências entre os</text:span><text:span text:style-name="T21"> makers</text:span><text:span text:style-name="T66">, ambos </text:span><text:span text:style-name="T37">favorecidos pelo uso da plataforma digital.</text:span></text:p>
      <text:p text:style-name="P15"/>
      <text:p text:style-name="P10"><text:span text:style-name="T22">Palavras-chave:</text:span><text:span text:style-name="T7"> </text:span><text:span text:style-name="T28">Plataforma Digital; Cultura maker; Aprendizado; Compartilhamento de experiências;</text:span></text:p>
      <text:p text:style-name="P36"/>
      <text:p text:style-name="P3">LISTA DE ABREVIATURAS E SIGLAS</text:p>
      <text:p text:style-name="P2"/>
      <text:p text:style-name="P29"/>
      <text:p text:style-name="P19"><text:span text:style-name="T26">DIY - D</text:span><text:span text:style-name="T25">o It Yourself </text:span><text:span text:style-name="T26">|</text:span><text:span text:style-name="T25"> Faça Você Mesmo</text:span></text:p>
      <text:p text:style-name="P18"/>
      <text:p text:style-name="P15"/>
      <text:p text:style-name="P14"/>
      <text:p text:style-name="P21"><text:span text:style-name="T3">SUMÁRIO</text:span></text:p>
      <text:p text:style-name="P14"/>
      <text:p text:style-name="P14"/>
      <text:table-of-content text:style-name="Sect1" text:name="Table of Contents1">
        <text:table-of-content-source text:outline-level="6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le"/>
            <text:index-source-style text:style-name="Título_5f_3b_5f_1"/>
          </text:index-source-styles>
        </text:table-of-content-source>
        <text:index-body>
          <text:p text:style-name="P31"><text:a xlink:type="simple" xlink:href="#__RefHeading___Toc5297_339981697" text:style-name="Index_20_Link" text:visited-style-name="Index_20_Link">INTRODUÇÃO<text:tab/>10</text:a></text:p>
          <text:p text:style-name="P31"><text:a xlink:type="simple" xlink:href="#__RefHeading___Toc5295_339981697" text:style-name="Index_20_Link" text:visited-style-name="Index_20_Link">REFERÊNCIAS<text:tab/>12</text:a></text:p>
        </text:index-body>
      </text:table-of-content>
      <text:p text:style-name="P4"/>
      <text:p text:style-name="P14"/>
      <text:p text:style-name="P5"/>
      <text:p text:style-name="P44"><text:bookmark-start text:name="_Toc40210200"/><text:bookmark-start text:name="__RefHeading___Toc5297_339981697"/>INTRODUÇÃO<text:bookmark-end text:name="_Toc40210200"/><text:bookmark-end text:name="__RefHeading___Toc5297_339981697"/></text:p>
      <text:p text:style-name="P5"/>
      <text:p text:style-name="P5"/>
      <text:p text:style-name="P26"><text:span text:style-name="T67">A </text:span><text:span text:style-name="T68">cultura </text:span><text:span text:style-name="T17">maker</text:span><text:span text:style-name="T68">, também conhecida como Movimento </text:span><text:span text:style-name="T17">Maker</text:span><text:span text:style-name="T68">, é uma subcultura que s</text:span><text:span text:style-name="T58">e baseia na ideia de que indivíduos são capazes de construir e reparar </text:span><text:span text:style-name="T59">seus pertences</text:span><text:span text:style-name="T58">, </text:span><text:span text:style-name="T59">usando a criatividade e produtos já em seu poder para isso. </text:span><text:span text:style-name="T60">Segundo Thomas MacMillan (2012), </text:span><text:span text:style-name="T61">em tradução livre, e</text:span><text:span text:style-name="T60">nquanto alguns adeptos do Movimento </text:span><text:span text:style-name="T17">DIY</text:span><text:span text:style-name="T69"> – Do It Youself</text:span><text:span text:style-name="T70"> jogam suas próprias tigelas de cerâmica em uma roda de oleiro, um adepto da cultura maker pode traçar um modelo 3D de seu novo prato e “imprimir”, com uma impressora 3D, uma tigela de plástico.</text:span></text:p>
      <text:p text:style-name="P25"><text:span text:style-name="T35">A cultura </text:span><text:span text:style-name="T32">maker</text:span><text:span text:style-name="T35"> também é uma tendência no meio escolar. E</text:span><text:span text:style-name="T36">m 2009, Paulo Blikstein, professor-doutor das escolas de Educação e de Engenharia da universidade americana de </text:span><text:span text:style-name="T33">Stanford</text:span><text:span text:style-name="T36">, com mestrado pelo </text:span><text:span text:style-name="T33">Massachusetts Institute of Technology</text:span><text:span text:style-name="T36">, o MIT, e doutorado pela </text:span><text:span text:style-name="T33">Northwestern University</text:span><text:span text:style-name="T36">, de Chicago (EDUARDO, 2019), criou o projeto </text:span><text:a xlink:type="simple" xlink:href="mailto:FabLab@school" text:style-name="Internet_20_link" text:visited-style-name="Visited_20_Internet_20_Link"><text:span text:style-name="T36">FabLab@school</text:span></text:a><text:span text:style-name="T36">, um programa </text:span><text:span text:style-name="T51">de escopo </text:span><text:span text:style-name="T36">mundial que visa levar laboratórios-fábrica e espaços de produção </text:span><text:span text:style-name="T33">maker</text:span><text:span text:style-name="T36"> às escolas públicas e privadas dos ensinos fundamental e médio. </text:span><text:span text:style-name="T52">Projetos do gênero não só refletem a capacidade do movimento de auxiliar no desenvolvimento de outras habilidades, por fornecer uma maneira prática de se exercitar certos problemas, como também demonstram que a tendência é de crescimento, no número de adeptos e interessados.</text:span></text:p>
      <text:p text:style-name="P26"><text:span text:style-name="T71">Embasando </text:span><text:span text:style-name="T53">a afirmação de que o movimento </text:span><text:span text:style-name="T72">tem estado em alta nos últimos anos,</text:span><text:span text:style-name="T73"> </text:span><text:span text:style-name="T71">d</text:span><text:span text:style-name="T74">e acordo com o </text:span><text:span text:style-name="T73">Google Trends </text:span><text:span text:style-name="T74">(2021)</text:span><text:span text:style-name="T62">, site da Google com detalhes sobre a popularidade de certos assuntos, durante a pandemia do novo Coronavírus, tivemos o maior número de pesquisas relacionadas a “Faça-você-mesmo” dos últimos 5 anos.</text:span></text:p>
      <text:p text:style-name="P26"><text:span text:style-name="T62">Com tamanho interesse no assunto é de se esperar que </text:span><text:span text:style-name="T54">diversos</text:span><text:span text:style-name="T62"> indivíduos </text:span><text:span text:style-name="T54">ingressem</text:span><text:span text:style-name="T63"> no movimento </text:span><text:span text:style-name="T54">criando </text:span><text:span text:style-name="T64">seus </text:span><text:span text:style-name="T63">primeiros </text:span><text:span text:style-name="T64">projetos. </text:span><text:span text:style-name="T54">Tendo em mente </text:span><text:span text:style-name="T63">que f</text:span><text:span text:style-name="T65">enômenos como o efeito </text:span><text:span text:style-name="T18">Dunning-Kruger,</text:span><text:span text:style-name="T65"> mostram como </text:span><text:span text:style-name="T62">a falta de experiência é um dos principais fatores que afetam o sucesso </text:span><text:span text:style-name="T64">de ditos projetos</text:span><text:span text:style-name="T65">, </text:span><text:span text:style-name="T62">fica formulado a questão deste trabalho: “Qual seria o impacto se indivíduos adeptos </text:span><text:span text:style-name="T64">da</text:span><text:span text:style-name="T62"> cultura </text:span><text:span text:style-name="T19">maker</text:span><text:span text:style-name="T62"> </text:span><text:span text:style-name="T64">pudessem utilizar</text:span><text:span text:style-name="T62"> uma plataforma </text:span><text:span text:style-name="T64">digital </text:span><text:span text:style-name="T62">para compartilhar e obter experiênc</text:span><text:span text:style-name="T64">ia sobre seus projetos?</text:span><text:span text:style-name="T62">”</text:span></text:p>
      <text:p text:style-name="P26"><text:span text:style-name="T62">V</text:span><text:span text:style-name="T64">isando atender esse nicho, é que este projeto tem como objetivo construir uma prova de conceito sobre como poderia ser uma plataforma de interações entre </text:span><text:span text:style-name="T20">makers</text:span><text:span text:style-name="T64"> e que ainda seja rentável à aqueles que hospedam e mantêm dita plataforma.</text:span></text:p>
      <text:p text:style-name="P27"><text:soft-page-break/>A hipótese é de que, sendo capazes de obter informação de outro<text:span text:style-name="T56">s</text:span> indivíduos mais experientes, os recém-chegados neste meio vão melhorar suas habilidades e conseguir melhores resultados em seus projetos.</text:p>
      <text:p text:style-name="P27">Uma outra hipótese é de que, utilizando um sistema de “racionamento”, onde os membros precisam comprar um certo número de interações para poderem continuar utilizando a plataforma, um modelo de negócio rentável será possível.</text:p>
      <text:p text:style-name="P26"><text:span text:style-name="T75">A metodologia de pesquisa foi selecionada como de natureza experimental, pois se julgou necessário exercitar as hipóteses dispostas neste projeto de maneira concreta. Para tanto, es</text:span><text:span text:style-name="T76">te trabalho </text:span><text:span text:style-name="T75">foi </text:span><text:span text:style-name="T76">organizado em 3 capítulos, Coleta de requisitos, Execução e Validação.</text:span></text:p>
      <text:p text:style-name="P28">Na Coleta de requisitos se inicia uma pesquisa de campo sobre como e para que finalidade os usuários em potencial utilizariam a plataforma.</text:p>
      <text:p text:style-name="P28">No segundo capítulo será desenvolvido a prova de conceito da plataforma, usando como base os requisitos coletados no capítulo anterior.</text:p>
      <text:p text:style-name="P25"><text:span text:style-name="T38">Já no último capítulo, o sistema será apresentado para uma gama de pessoas que o validarão, analisando se o objetivo do projeto foi endereçado satisfatoriamente e se as hipóteses foram concluídas.</text:span></text:p>
      <text:p text:style-name="P43"><text:bookmark-start text:name="_Toc40210212"/><text:bookmark-start text:name="__RefHeading___Toc5295_339981697"/>REFERÊNCIAS<text:bookmark-end text:name="_Toc40210212"/><text:bookmark-end text:name="__RefHeading___Toc5295_339981697"/></text:p>
      <text:p text:style-name="P2"/>
      <text:p text:style-name="P39"/>
      <text:p text:style-name="P42"><text:span text:style-name="T77">Sousa, Maria &amp; Rocha, Álvaro. (2018). </text:span><text:span text:style-name="T24">DIGITAL LEARNING IN AN OPEN EDUCATION PLATFORM FOR HIGHER EDUCATION STUDENTS</text:span><text:span text:style-name="T77">. 11194-11198. </text:span><text:span text:style-name="T79">Disponível em: &lt;</text:span><text:a xlink:type="simple" xlink:href="https://dx.doi.org/10.21125/edulearn.2018.2770" text:style-name="Internet_20_link" text:visited-style-name="Visited_20_Internet_20_Link"><text:span text:style-name="T79">https://dx.doi.org/</text:span></text:a><text:a xlink:type="simple" xlink:href="https://dx.doi.org/10.21125/edulearn.2018.2770" text:style-name="Internet_20_link" text:visited-style-name="Visited_20_Internet_20_Link"><text:span text:style-name="T77">10.21125/edulearn.2018.2770</text:span></text:a><text:span text:style-name="T79">&gt;. Acesso em: 13 de maio de 2021.</text:span></text:p>
      <text:p text:style-name="P42"><text:span text:style-name="T77">Rahmani, Kristin &amp; Lee-McFadden, Bonita. (2017). </text:span><text:span text:style-name="T24">Cognitive Bias on Performance: Dunning-Kruger Effect in Collectivism Culture</text:span><text:span text:style-name="T77">. 11194-11198. </text:span><text:span text:style-name="T79">Disponível em: &lt;</text:span><text:a xlink:type="simple" xlink:href="https://www.researchgate.net/publication/321212400_Cognitive_Bias_on_Performance_Dunning-Kruger_Effect_in_Collectivism_Culture" text:style-name="Internet_20_link" text:visited-style-name="Visited_20_Internet_20_Link"><text:span text:style-name="T77">https://www.researchgate.net/publication/321212400_Cognitive_Bias_on_Performance_Dunning-Kruger_Effect_in_Collectivism_Culture</text:span></text:a><text:span text:style-name="T79">&gt;. Acesso em: 13 de maio de 2021.</text:span></text:p>
      <text:p text:style-name="P42"><text:span text:style-name="T78">AINDA NÃO SABE O QUE É CULTURA MAKER? SAIBA POR QUE ELA ESTÁ EM ALTA! </text:span><text:span text:style-name="T23">ESEG</text:span><text:span text:style-name="T78">, </text:span><text:span text:style-name="T77">28 de out. de 2020. Disponível em: &lt;</text:span><text:a xlink:type="simple" xlink:href="https://blog.eseg.edu.br/cultura-maker/" text:style-name="Internet_20_link" text:visited-style-name="Visited_20_Internet_20_Link"><text:span text:style-name="T77">https://blog.eseg.edu.br/cultura-maker/</text:span></text:a><text:span text:style-name="T77">&gt;. Acesso em: 05 de </text:span><text:span text:style-name="T40">maio</text:span><text:span text:style-name="T77"> de 2021.</text:span></text:p>
      <text:p text:style-name="P41"><text:span text:style-name="T77">Google Trends. Google. Disponível em: &lt;</text:span><text:a xlink:type="simple" xlink:href="https://trends.google.com.br/trends/explore?date=today%205-y&amp;q=%2Fm%2F017rcq" text:style-name="Internet_20_link" text:visited-style-name="Visited_20_Internet_20_Link"><text:span text:style-name="T77">https://trends.google.com.br/trends/explore?date=today%205-y&amp;q=%2Fm%2F017rcq</text:span></text:a><text:span text:style-name="T77">&gt;. Acesso em: 06 de maio de 2021.</text:span></text:p>
      <text:p text:style-name="P42"><text:span text:style-name="T78">Cultura Maker: o que é, importância e exemplos. </text:span><text:span text:style-name="T41">FIA</text:span><text:span text:style-name="T78">, </text:span><text:span text:style-name="T77">13 de dez. de 2019. Disponível em: &lt;</text:span><text:a xlink:type="simple" xlink:href="https://fia.com.br/blog/cultura-maker/" text:style-name="Internet_20_link" text:visited-style-name="Visited_20_Internet_20_Link"><text:span text:style-name="T77">https://fia.com.br/blog/cultura-maker/</text:span></text:a><text:span text:style-name="T77">&gt;. Acesso em: 03 de </text:span><text:span text:style-name="T40">maio</text:span><text:span text:style-name="T77"> de 2021.</text:span></text:p>
      <text:p text:style-name="P42"><text:span text:style-name="T78">Cultura Maker: saiba como essa tendência favorece o aprendizado dos seus alunos. </text:span><text:span text:style-name="T41">ClipEscola</text:span><text:span text:style-name="T78">, </text:span><text:span text:style-name="T77">16 de </text:span><text:span text:style-name="T40">ago</text:span><text:span text:style-name="T77">. de 2019. Disponível em: &lt;</text:span><text:a xlink:type="simple" xlink:href="https://www.clipescola.com/cultura-maker-aprendizado/" text:style-name="Internet_20_link" text:visited-style-name="Visited_20_Internet_20_Link"><text:span text:style-name="T77">https://www.clipescola.com/cultura-maker-aprendizado/</text:span></text:a><text:span text:style-name="T77">&gt;. Acesso em: 10 de </text:span><text:span text:style-name="T40">maio</text:span><text:span text:style-name="T77"> de 202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cm" fo:margin-right="0cm" fo:line-height="200%" fo:text-align="center" style:justify-single-word="false" fo:keep-together="always" fo:text-indent="0cm" style:auto-text-indent="false" fo:keep-with-next="always"/>
      <style:text-properties fo:color="#000000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color="#000000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color="#000000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text-align="start" style:justify-single-word="false"/>
      <style:text-properties style:language-asian="pt" style:country-asian="BR"/>
    </style:style>
    <style:style style:name="Cabeçalho_20_Capítulo" style:display-name="Cabeçalho Capítulo" style:family="paragraph" style:parent-style-name="Standard" style:default-outline-level="">
      <style:paragraph-properties fo:margin-left="0cm" fo:margin-right="0cm" fo:line-height="200%" fo:text-align="center" style:justify-single-word="false" fo:text-indent="0cm" style:auto-text-indent="false"/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9pt" style:font-style-complex="italic"/>
    </style:style>
    <style:style style:name="Objetos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fo:font-size="10pt" style:font-size-asian="10pt"/>
    </style:style>
    <style:style style:name="table_20_of_20_figures" style:display-name="table of figures" style:family="paragraph" style:parent-style-name="Standard" style:next-style-name="Standard" style:default-outline-level=""/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loext:contextual-spacing="true" fo:line-height="200%" fo:text-align="center" style:justify-single-word="false" fo:text-indent="0cm" style:auto-text-indent="false"/>
      <style:text-properties fo:color="#000000" fo:font-size="14pt" fo:letter-spacing="-0.018cm" fo:font-weight="bold" style:letter-kerning="true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2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text-indent="0cm" style:auto-text-indent="false">
        <style:tab-stops>
          <style:tab-stop style:position="1.552cm"/>
          <style:tab-stop style:position="15.98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text-indent="0cm" style:auto-text-indent="false">
        <style:tab-stops>
          <style:tab-stop style:position="15.983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Bibliography" style:family="paragraph" style:parent-style-name="Standard" style:next-style-name="Standard" style:default-outline-level=""/>
    <style:style style:name="Referências" style:family="paragraph" style:parent-style-name="Bibliography" style:default-outline-level="">
      <style:paragraph-properties fo:margin-left="0cm" fo:margin-right="0cm" fo:line-height="100%" fo:text-align="start" style:justify-single-word="false" fo:text-indent="0cm" style:auto-text-indent="false"/>
      <style:text-properties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Cabeçalho_20_Capítulo_20_Char" style:display-name="Cabeçalho Capítulo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Objetos_20_Char" style:display-name="Objetos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Título_20_2_20_Char" style:display-name="Título 2 Char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f5496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f5496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3763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ítulo_20_Char" style:display-name="Título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etter-spacing="-0.018cm" fo:font-weight="bold" style:letter-kerning="true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28pt"/>
    </style:style>
    <style:style style:name="Bibliografia_20_Char" style:display-name="Bibliografia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Referências_20_Char" style:display-name="Referências Char" style:family="text" style:parent-style-name="Bibliografia_20_Cha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ffffff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6.01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6.01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49cm" fo:margin-bottom="1.24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0</text:page-number></text:p>
        <text:p text:style-name="Header"/>
      </style:header>
      <style:footer>
        <text:p text:style-name="Footer"/>
      </style:footer>
    </style:master-page>
    <style:master-page style:name="Converted2" style:page-layout-name="Mpm2" style:next-style-name="Converted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Converted3" style:page-layout-name="Mpm4">
      <style:header>
        <text:p text:style-name="MP1"><text:page-number text:select-page="current">16</text:page-number></text:p>
        <text:p text:style-name="Header"/>
      </style:header>
      <style:footer>
        <text:p text:style-name="Footer"/>
      </style:footer>
    </style:master-page>
    <style:master-page style:name="Converted4" style:page-layout-name="Mpm4" style:next-style-name="Converted3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MP1"><text:page-number text:select-page="current">18</text:page-number></text:p>
        <text:p text:style-name="Header"/>
      </style:header>
      <style:footer>
        <text:p text:style-name="Footer"/>
      </style:footer>
    </style:master-page>
    <style:master-page style:name="Converted6" style:page-layout-name="Mpm4" style:next-style-name="Converted5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MP1"><text:page-number text:select-page="current">20</text:page-number></text:p>
        <text:p text:style-name="Header"/>
      </style:header>
      <style:footer>
        <text:p text:style-name="Footer"/>
      </style:footer>
    </style:master-page>
    <style:master-page style:name="Converted8" style:page-layout-name="Mpm4" style:next-style-name="Converted7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MP1"><text:page-number text:select-page="current">22</text:page-number></text:p>
        <text:p text:style-name="Header"/>
      </style:header>
      <style:footer>
        <text:p text:style-name="Footer"/>
      </style:footer>
    </style:master-page>
    <style:master-page style:name="Converted10" style:page-layout-name="Mpm4" style:next-style-name="Converted9">
      <style:header>
        <text:p text:style-name="Header"/>
      </style:header>
      <style:footer>
        <text:p text:style-name="Footer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é William Gomes</meta:initial-creator>
    <meta:editing-cycles>151</meta:editing-cycles>
    <meta:creation-date>2020-05-11T23:13:00</meta:creation-date>
    <dc:date>2021-05-16T13:51:45.875383893</dc:date>
    <meta:editing-duration>PT11H26M6S</meta:editing-duration>
    <meta:generator>LibreOffice/6.4.7.2$Linux_X86_64 LibreOffice_project/40$Build-2</meta:generator>
    <meta:document-statistic meta:table-count="1" meta:image-count="0" meta:object-count="0" meta:page-count="11" meta:paragraph-count="59" meta:word-count="1192" meta:character-count="8186" meta:non-whitespace-character-count="7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